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kipedia</text:h>
      <text:p text:style-name="Text_20_body">To start, first download the assignment: <text:a xlink:type="simple" xlink:href="http://alaska.epfl.ch/~dockermoocs/handouts-coursera-2.13/wikipedia.zip" office:target-frame-name="_blank" xlink:show="new" text:style-name="Internet_20_link" text:visited-style-name="Visited_20_Internet_20_Link">wikipedia.zip</text:a>. For this assignment, you also need to download the data (133 MB):</text:p>
      <text:p text:style-name="Text_20_body"><text:a xlink:type="simple" xlink:href="http://alaska.epfl.ch/~dockermoocs/bigdata/wikipedia.dat" office:target-frame-name="_blank" xlink:show="new" text:style-name="Internet_20_link" text:visited-style-name="Visited_20_Internet_20_Link">http://alaska.epfl.ch/~dockermoocs/bigdata/wikipedia.dat</text:a></text:p>
      <text:p text:style-name="Text_20_body">and place it in the folder: <text:span text:style-name="Strong_20_Emphasis">src/main/resources/wikipedia</text:span> in your project directory.</text:p>
      <text:p text:style-name="Text_20_body">In this assignment, you will get to know Spark by exploring full-text Wikipedia articles.</text:p>
      <text:p text:style-name="Text_20_body">Gauging how popular a programming language is important for companies judging whether or not they should adopt an emerging programming language. For that reason, industry analyst firm RedMonk has bi-annually computed a ranking of programming language popularity using a variety of data sources, typically from websites like GitHub and StackOverflow. See their <text:a xlink:type="simple" xlink:href="http://redmonk.com/sogrady/2016/07/20/language-rankings-6-16/" office:target-frame-name="_blank" xlink:show="new" text:style-name="Internet_20_link" text:visited-style-name="Visited_20_Internet_20_Link">top-20 ranking for June 2016</text:a> as an example.</text:p>
      <text:p text:style-name="Text_20_body">In this assignment, we'll use our full-text data from Wikipedia to produce a rudimentary metric of how popular a programming language is, in an effort to see if our Wikipedia-based rankings bear any relation to the popular Red Monk rankings.</text:p>
      <text:p text:style-name="Text_20_body">You'll complete this exercise on just one node (your laptop), but you can also head over to <text:a xlink:type="simple" xlink:href="https://community.cloud.databricks.com/" office:target-frame-name="_blank" xlink:show="new" text:style-name="Internet_20_link" text:visited-style-name="Visited_20_Internet_20_Link">Databricks Community Edition</text:a> to experiment with your code on a "micro-cluster" for free.</text:p>
      <text:p text:style-name="Text_20_body">The only file you will have to complete is the <text:span text:style-name="Strong_20_Emphasis">WikipediaRanking.scala</text:span> file. Please don’t change anything in the other files or your work won’t be accepted by the graders.</text:p>
      <text:h text:style-name="Heading_20_2" text:outline-level="2">Set up Spark</text:h>
      <text:p text:style-name="Text_20_body">For the sake of simplified logistics, we'll be running Spark in "local" mode. This means that your full Spark application will be run on one node, locally, on your laptop.</text:p>
      <text:p text:style-name="Text_20_body">To start, we need a <text:span text:style-name="Strong_20_Emphasis">SparkContext</text:span>. A <text:span text:style-name="Strong_20_Emphasis">SparkContext</text:span> is the "handle" to your cluster. Once you have a <text:span text:style-name="Strong_20_Emphasis">SparkContext</text:span>, you can use it to create and populate RDDs with data.</text:p>
      <text:p text:style-name="Text_20_body">To create a <text:span text:style-name="Strong_20_Emphasis">SparkContext</text:span>, you need to first create a <text:span text:style-name="Strong_20_Emphasis">SparkConfig</text:span> instance. A <text:span text:style-name="Strong_20_Emphasis">SparkConfig</text:span> represents the configuration of your Spark application. It's here that you must specify that you intend to run your application in "local" mode. You must also name your Spark application at this point. For help, see the <text:a xlink:type="simple" xlink:href="https://spark.apache.org/docs/2.1.0/api/scala/index.html#org.apache.spark.package" office:target-frame-name="_blank" xlink:show="new" text:style-name="Internet_20_link" text:visited-style-name="Visited_20_Internet_20_Link">Spark API Docs</text:a>.</text:p>
      <text:p text:style-name="Text_20_body">Configure your cluster to run in local mode by implementing <text:span text:style-name="Strong_20_Emphasis">val conf</text:span> and <text:span text:style-name="Strong_20_Emphasis">val sc</text:span>.</text:p>
      <text:h text:style-name="Heading_20_2" text:outline-level="2">Read-in Wikipedia Data</text:h>
      <text:p text:style-name="Text_20_body">There are several ways to read data into Spark. The simplest way to read in data is to convert an existing collection in memory to an RDD using the <text:span text:style-name="Strong_20_Emphasis">parallelize</text:span> method of the Spark context.</text:p>
      <text:p text:style-name="Text_20_body"><text:soft-page-break/>We have already implemented a method <text:span text:style-name="Strong_20_Emphasis">parse</text:span> in the object <text:span text:style-name="Strong_20_Emphasis">WikipediaData</text:span> object that parses a line of the dataset and turns it into a <text:span text:style-name="Strong_20_Emphasis">WikipediaArticle</text:span>.</text:p>
      <text:p text:style-name="Text_20_body">Create an RDD (by implementing <text:span text:style-name="Strong_20_Emphasis">val wikiRdd</text:span>) which contains the <text:span text:style-name="Strong_20_Emphasis">WikipediaArticle</text:span> objects of <text:span text:style-name="Strong_20_Emphasis">articles</text:span>.</text:p>
      <text:h text:style-name="Heading_20_2" text:outline-level="2">Compute a ranking of programming languages</text:h>
      <text:p text:style-name="Text_20_body">We will use a simple metric for determining the popularity of a programming language: the number of Wikipedia articles that mention the language at least once.</text:p>
      <text:h text:style-name="Heading_20_3" text:outline-level="3">Rank languages attempt #1: rankLangs</text:h>
      <text:p text:style-name="Text_20_body"><text:span text:style-name="Strong_20_Emphasis">Computing occurrencesOfLang</text:span></text:p>
      <text:p text:style-name="Text_20_body">Start by implementing a helper method <text:span text:style-name="Strong_20_Emphasis">occurrencesOfLang</text:span> which computes the number of articles in an <text:span text:style-name="Strong_20_Emphasis">RDD</text:span> of type <text:span text:style-name="Strong_20_Emphasis">RDD[WikipediaArticles]</text:span> that mention the given language at least once. For the sake of simplicity we check that it least one word (delimited by spaces) of the article text is equal to the given language.</text:p>
      <text:p text:style-name="Text_20_body"><text:span text:style-name="Strong_20_Emphasis">Computing the ranking, rankLangs</text:span></text:p>
      <text:p text:style-name="Text_20_body">Using <text:span text:style-name="Strong_20_Emphasis">occurrencesOfLang</text:span>, implement a method <text:span text:style-name="Strong_20_Emphasis">rankLangs</text:span> which computes a list of pairs where the second component of the pair is the number of articles that mention the language (the first component of the pair is the name of the language).</text:p>
      <text:p text:style-name="Text_20_body">An example of what <text:span text:style-name="Strong_20_Emphasis">rankLangs</text:span> might return might look like this, for example:</text:p>
      <text:p text:style-name="Preformatted_20_Text">List(("Scala", 999999), ("JavaScript", 1278), ("LOLCODE", 982), ("Java", 42))</text:p>
      <text:p text:style-name="Text_20_body">The list should be sorted in descending order. That is, according to this ranking, the pair with the highest second component (the count) should be the first element of the list.</text:p>
      <text:p text:style-name="Text_20_body">Pay attention to roughly how long it takes to run this part! (It should take tens of seconds.)</text:p>
      <text:h text:style-name="Heading_20_3" text:outline-level="3">Rank languages attempt #2: rankLangsUsingIndex</text:h>
      <text:p text:style-name="Text_20_body"><text:span text:style-name="Strong_20_Emphasis">Compute an inverted index</text:span></text:p>
      <text:p text:style-name="Text_20_body">An inverted index is an index data structure storing a mapping from content, such as words or numbers, to a set of documents. In particular, the purpose of an inverted index is to allow fast full text searches. In our use-case, an inverted index would be useful for mapping from the names of programming languages to the collection of Wikipedia articles that mention the name at least once.</text:p>
      <text:p text:style-name="Text_20_body">To make working with the dataset more efficient and more convenient, implement a method that computes an "inverted index" which maps programming language names to the Wikipedia articles on which they occur at least once.</text:p>
      <text:p text:style-name="Text_20_body">Implement method <text:span text:style-name="Strong_20_Emphasis">makeIndex</text:span> which returns an RDD of the following type: <text:span text:style-name="Strong_20_Emphasis">RDD[(String, Iterable[WikipediaArticle])]</text:span>. This RDD contains pairs, such that for each language in the <text:soft-page-break/>given <text:span text:style-name="Strong_20_Emphasis">langs</text:span> list there is at most one pair. Furthermore, the second component of each pair (the <text:span text:style-name="Strong_20_Emphasis">Iterable</text:span>) contains the <text:span text:style-name="Strong_20_Emphasis">WikipediaArticles</text:span> that mention the language at least once.</text:p>
      <text:p text:style-name="Text_20_body"><text:span text:style-name="Emphasis">Hint: You might want to use methods </text:span><text:span text:style-name="Emphasis"><text:span text:style-name="Strong_20_Emphasis">flatMap</text:span></text:span><text:span text:style-name="Emphasis"> and </text:span><text:span text:style-name="Emphasis"><text:span text:style-name="Strong_20_Emphasis">groupByKey</text:span></text:span><text:span text:style-name="Emphasis"> on </text:span><text:span text:style-name="Emphasis"><text:span text:style-name="Strong_20_Emphasis">RDD </text:span></text:span><text:span text:style-name="Emphasis">for this part.</text:span></text:p>
      <text:p text:style-name="Text_20_body"><text:span text:style-name="Strong_20_Emphasis">Computing the ranking, rankLangsUsingIndex</text:span></text:p>
      <text:p text:style-name="Text_20_body">Use the <text:span text:style-name="Strong_20_Emphasis">makeIndex</text:span> method implemented in the previous part to implement a faster method for computing the language ranking.</text:p>
      <text:p text:style-name="Text_20_body">Like in part 1, <text:span text:style-name="Strong_20_Emphasis">rankLangsUsingIndex</text:span> should compute a list of pairs where the second component of the pair is the number of articles that mention the language (the first component of the pair is the name of the language).</text:p>
      <text:p text:style-name="Text_20_body">Again, the list should be sorted in descending order. That is, according to this ranking, the pair with the highest second component (the count) should be the first element of the list.</text:p>
      <text:p text:style-name="Text_20_body"><text:span text:style-name="Emphasis">Hint: method </text:span><text:span text:style-name="Emphasis"><text:span text:style-name="Strong_20_Emphasis">mapValues</text:span></text:span><text:span text:style-name="Emphasis"> on </text:span><text:span text:style-name="Emphasis"><text:span text:style-name="Strong_20_Emphasis">PairRDD</text:span></text:span><text:span text:style-name="Emphasis"> could be useful for this part.</text:span></text:p>
      <text:p text:style-name="Text_20_body"><text:span text:style-name="Emphasis">Can you notice a performance improvement over attempt #2? Why?</text:span></text:p>
      <text:h text:style-name="Heading_20_3" text:outline-level="3">Rank languages attempt #3: rankLangsReduceByKey</text:h>
      <text:p text:style-name="Text_20_body">In the case where the inverted index from above is only used for computing the ranking and for no other task (full-text search, say), it is more efficient to use the <text:span text:style-name="Strong_20_Emphasis">reduceByKey</text:span> method to compute the ranking directly, without first computing an inverted index. Note that the <text:span text:style-name="Strong_20_Emphasis">reduceByKey</text:span> method is only defined for RDDs containing pairs (each pair is interpreted as a key-value pair).</text:p>
      <text:p text:style-name="Text_20_body">Implement the <text:span text:style-name="Strong_20_Emphasis">rankLangsReduceByKey</text:span> method, this time computing the ranking without the inverted index, using <text:span text:style-name="Strong_20_Emphasis">reduceByKey</text:span>.</text:p>
      <text:p text:style-name="Text_20_body">Like in part 1 and 2, <text:span text:style-name="Strong_20_Emphasis">rankLangsReduceByKey</text:span> should compute a list of pairs where the second component of the pair is the number of articles that mention the language (the first component of the pair is the name of the language).</text:p>
      <text:p text:style-name="Text_20_body">Again, the list should be sorted in descending order. That is, according to this ranking, the pair with the highest second component (the count) should be the first element of the list.</text:p>
      <text:p text:style-name="Text_20_body"><text:span text:style-name="Emphasis">Can you notice an improvement in performance compared to measuring both the computation of the index and the computation of the ranking as we did in attempt #2? If so, can you think of a reas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9T21:06:52.179751964</meta:creation-date>
    <dc:date>2020-10-09T21:07:29.424961542</dc:date>
    <meta:editing-duration>PT40S</meta:editing-duration>
    <meta:editing-cycles>1</meta:editing-cycles>
    <meta:document-statistic meta:table-count="0" meta:image-count="0" meta:object-count="0" meta:page-count="3" meta:paragraph-count="47" meta:word-count="1106" meta:character-count="6800" meta:non-whitespace-character-count="5741"/>
    <meta:generator>LibreOffice/6.0.7.3$Linux_X86_64 LibreOffice_project/00m0$Build-3</meta:generator>
  </office:meta>
</office:document-meta>
</file>